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30000031ADC127BAF67CCEF79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12.019cm" draw:z-index="0"><draw:image xlink:href="Pictures/10000000000004630000031ADC127BAF67CCEF7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00:46:56.352000000</meta:creation-date>
    <dc:date>2024-06-27T00:47:05.641000000</dc:date>
    <meta:editing-duration>PT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